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ombie Colossal Cadaver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  <text:p text:style-name="P1"/>
      <text:p text:style-name="P4">Powers:</text:p>
      <text:p text:style-name="P4"/>
      <text:p text:style-name="P4">Level 5 Ultimate:</text:p>
      <text:p text:style-name="P2"/>
      <text:p text:style-name="P2">Regrowth</text:p>
      <text:p text:style-name="P1">Range:</text:p>
      <text:p text:style-name="P1">Action:</text:p>
      <text:p text:style-name="P1">Duration:</text:p>
      <text:p text:style-name="P1">Description: Any time you take damage, there is a chance that you will regrow back your limbs that have fallen off. On h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2T03:27:45.93</dc:date>
    <meta:editing-duration>PT9H4M4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43" meta:character-count="269"/>
  </office:meta>
</office:document-meta>
</file>